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378e" officeooo:paragraph-rsid="0017378e"/>
    </style:style>
    <style:style style:name="P2" style:family="paragraph" style:parent-style-name="Standard">
      <style:paragraph-properties fo:text-align="center" style:justify-single-word="false"/>
      <style:text-properties officeooo:rsid="0017378e" officeooo:paragraph-rsid="0017378e"/>
    </style:style>
    <style:style style:name="P3" style:family="paragraph" style:parent-style-name="Standard">
      <style:text-properties officeooo:rsid="0017e114" officeooo:paragraph-rsid="0017e114"/>
    </style:style>
    <style:style style:name="P4" style:family="paragraph" style:parent-style-name="Standard" style:list-style-name="L1">
      <style:text-properties officeooo:paragraph-rsid="0017e114"/>
    </style:style>
    <style:style style:name="T1" style:family="text">
      <style:text-properties officeooo:rsid="0017e114"/>
    </style:style>
    <style:style style:name="T2" style:family="text">
      <style:text-properties fo:font-style="italic" officeooo:rsid="0017e114" style:font-style-asian="italic" style:font-style-complex="italic"/>
    </style:style>
    <style:style style:name="T3" style:family="text">
      <style:text-properties fo:font-style="italic" fo:font-weight="bold" officeooo:rsid="0017e114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umentation Log for oFxSynthGui</text:p>
      <text:p text:style-name="P1"/>
      <text:p text:style-name="P1"/>
      <text:p text:style-name="P2">Jan-Torsten Milde, 13.6.2016</text:p>
      <text:p text:style-name="P1"/>
      <text:list xml:id="list2713563695171419148" text:style-name="L1">
        <text:list-item>
          <text:p text:style-name="P4"><text:span text:style-name="T3">oFxSynthGui</text:span><text:span text:style-name="T1"> is an addon for openFrameWorks</text:span></text:p>
        </text:list-item>
        <text:list-item>
          <text:p text:style-name="P4"/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9:29:34.954648836</meta:creation-date>
    <dc:date>2016-06-13T09:33:33.512124898</dc:date>
    <meta:editing-duration>PT1M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15" meta:character-count="107" meta:non-whitespace-character-count="97"/>
  </office:meta>
</office:document-meta>
</file>